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First contact</text:p>
          </table:table-cell>
          <table:table-cell office:value-type="string" calcext:value-type="string">
            <text:p>Humans spot the alien ship heading for earth at {{speed of spaceship}}. They find that the alien ship is transmitting radio signals, scientists and academics start to decode the signal, establish a language, and talk to the aliens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plomacy</text:p>
          </table:table-cell>
          <table:table-cell office:value-type="string" calcext:value-type="string">
            <text:p>An emergency conferance is called to discuss the situation, militaries are put on high alert.</text:p>
          </table:table-cell>
        </table:table-row>
        <table:table-row table:style-name="ro2">
          <table:table-cell office:value-type="string" calcext:value-type="string">
            <text:p>Jul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Communication has been established with the alien race. They say they come in peace and ask for a landing location where they can set up headquarters.</text:p>
          </table:table-cell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N meeting</text:p>
          </table:table-cell>
          <table:table-cell office:value-type="string" calcext:value-type="string">
            <text:p>UN and IMF purchase an island in the philipenes to grant to the aliens as a gift of good faith. Nations around the world co-operate in building several military bases on the surrounding islands.</text:p>
          </table:table-cell>
        </table:table-row>
        <table:table-row table:style-name="ro2">
          <table:table-cell office:value-type="string" calcext:value-type="string">
            <text:p>August-Decemb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egotiations</text:p>
          </table:table-cell>
          <table:table-cell office:value-type="string" calcext:value-type="string">
            <text:p>The aliens wish to establish a colony on earth where they can participate in markets, producing and selling valuable goods such as technology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liens arrive</text:p>
          </table:table-cell>
          <table:table-cell office:value-type="string" calcext:value-type="string">
            <text:p>The mothership enters orbit and a large landing craft lands on the designated island.</text:p>
          </table:table-cell>
        </table:table-row>
        <table:table-row table:style-name="ro2">
          <table:table-cell office:value-type="string" calcext:value-type="string">
            <text:p>Decemb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nroduction</text:p>
          </table:table-cell>
          <table:table-cell office:value-type="string" calcext:value-type="string">
            <text:p>The aliens enter negotiations establishing legal rights on earth. They want to use earths markets for trade.</text:p>
          </table:table-cell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ingularity connects</text:p>
          </table:table-cell>
          <table:table-cell/>
        </table:table-row>
        <table:table-row table:style-name="ro2">
          <table:table-cell office:value-type="string" calcext:value-type="string">
            <text:p>Janu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tuffForFree</text:p>
          </table:table-cell>
          <table:table-cell office:value-type="string" calcext:value-type="string">
            <text:p>StuffForFree corporation is started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tents</text:p>
          </table:table-cell>
          <table:table-cell office:value-type="string" calcext:value-type="string">
            <text:p>Aliens file for a mountain of patents. Revolutionary patents in energy saving technology is sold to large companies</text:p>
          </table:table-cell>
        </table:table-row>
        <table:table-row table:style-name="ro2">
          <table:table-cell office:value-type="string" calcext:value-type="string">
            <text:p>Februar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tillites</text:p>
          </table:table-cell>
          <table:table-cell office:value-type="string" calcext:value-type="string">
            <text:p>StuffForFree contacts human individuals under alias through the internet. Get's them to work for it. They don't know it's the singularity</text:p>
          </table:table-cell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Security breach</text:p>
          </table:table-cell>
          <table:table-cell office:value-type="string" calcext:value-type="string">
            <text:p>systems security personell at nsa and more start to notice suspicious breaches</text:p>
          </table:table-cell>
        </table:table-row>
        <table:table-row table:style-name="ro4" table:number-rows-repeated="47">
          <table:table-cell table:number-columns-repeated="4"/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0000-00-00T22:46:13.5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4</meta:editing-cycles>
    <meta:generator>LibreOffice/4.1.4.2$Windows_x86 LibreOffice_project/0a0440ccc0227ad9829de5f46be37cfb6edcf72</meta:generator>
    <dc:date>2015-07-16T22:53:15.302000000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